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GX-10685">
            <text:p>GX-10685</text:p>
          </table:table-cell>
          <table:table-cell office:value-type="float" office:value="79.77">
            <text:p>79.77</text:p>
          </table:table-cell>
          <table:table-cell office:value-type="float" office:value="13.87">
            <text:p>13.87</text:p>
          </table:table-cell>
          <table:table-cell office:value-type="float" office:value="9570.0">
            <text:p>9570.0</text:p>
          </table:table-cell>
          <table:table-cell office:value-type="float" office:value="210.0">
            <text:p>210.0</text:p>
          </table:table-cell>
          <table:table-cell office:value-type="string" office:value="Whale rib from sublittoral sands">
            <text:p>Whale rib from sublittoral sand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hman1989,FormanEtal2004">
            <text:p>Lehman1989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DIC-3076">
            <text:p>DIC-3076</text:p>
          </table:table-cell>
          <table:table-cell office:value-type="float" office:value="79.77">
            <text:p>79.77</text:p>
          </table:table-cell>
          <table:table-cell office:value-type="float" office:value="13.87">
            <text:p>13.87</text:p>
          </table:table-cell>
          <table:table-cell office:value-type="float" office:value="9455.0">
            <text:p>9455.0</text:p>
          </table:table-cell>
          <table:table-cell office:value-type="float" office:value="80.0">
            <text:p>80.0</text:p>
          </table:table-cell>
          <table:table-cell office:value-type="string" office:value="In situ paired valves of Mytilus edulis in beach gravels">
            <text:p>In situ paired valves of Mytilus edulis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hman1989,FormanEtal2004">
            <text:p>Lehman1989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T-3097">
            <text:p>T-3097</text:p>
          </table:table-cell>
          <table:table-cell office:value-type="float" office:value="79.77">
            <text:p>79.77</text:p>
          </table:table-cell>
          <table:table-cell office:value-type="float" office:value="14.54">
            <text:p>14.54</text:p>
          </table:table-cell>
          <table:table-cell office:value-type="float" office:value="9270.0">
            <text:p>9270.0</text:p>
          </table:table-cell>
          <table:table-cell office:value-type="float" office:value="70.0">
            <text:p>70.0</text:p>
          </table:table-cell>
          <table:table-cell office:value-type="string" office:value="Whale cranium">
            <text:p>Whale craniu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T-2838">
            <text:p>T-2838</text:p>
          </table:table-cell>
          <table:table-cell office:value-type="float" office:value="79.77">
            <text:p>79.77</text:p>
          </table:table-cell>
          <table:table-cell office:value-type="float" office:value="13.87">
            <text:p>13.87</text:p>
          </table:table-cell>
          <table:table-cell office:value-type="float" office:value="9600.0">
            <text:p>9600.0</text:p>
          </table:table-cell>
          <table:table-cell office:value-type="float" office:value="70.0">
            <text:p>70.0</text:p>
          </table:table-cell>
          <table:table-cell office:value-type="string" office:value="Whale cranium">
            <text:p>Whale craniu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T-3098">
            <text:p>T-3098</text:p>
          </table:table-cell>
          <table:table-cell office:value-type="float" office:value="79.77">
            <text:p>79.77</text:p>
          </table:table-cell>
          <table:table-cell office:value-type="float" office:value="14.54">
            <text:p>14.54</text:p>
          </table:table-cell>
          <table:table-cell office:value-type="float" office:value="9800.0">
            <text:p>9800.0</text:p>
          </table:table-cell>
          <table:table-cell office:value-type="float" office:value="110.0">
            <text:p>110.0</text:p>
          </table:table-cell>
          <table:table-cell office:value-type="string" office:value="Shell valves of Mytilus edulis">
            <text:p>Shell valves of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GX-11294">
            <text:p>GX-11294</text:p>
          </table:table-cell>
          <table:table-cell office:value-type="float" office:value="79.77">
            <text:p>79.77</text:p>
          </table:table-cell>
          <table:table-cell office:value-type="float" office:value="13.87">
            <text:p>13.87</text:p>
          </table:table-cell>
          <table:table-cell office:value-type="float" office:value="10290.0">
            <text:p>10290.0</text:p>
          </table:table-cell>
          <table:table-cell office:value-type="float" office:value="135.0">
            <text:p>135.0</text:p>
          </table:table-cell>
          <table:table-cell office:value-type="string" office:value="Whale rib on raised beach">
            <text:p>Whale rib o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hman1989,FormanEtal2004">
            <text:p>Lehman1989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T-2703">
            <text:p>T-2703</text:p>
          </table:table-cell>
          <table:table-cell office:value-type="float" office:value="79.77">
            <text:p>79.77</text:p>
          </table:table-cell>
          <table:table-cell office:value-type="float" office:value="13.87">
            <text:p>13.87</text:p>
          </table:table-cell>
          <table:table-cell office:value-type="float" office:value="9770.0">
            <text:p>9770.0</text:p>
          </table:table-cell>
          <table:table-cell office:value-type="float" office:value="90.0">
            <text:p>90.0</text:p>
          </table:table-cell>
          <table:table-cell office:value-type="string" office:value="Whale rib on raised beach">
            <text:p>Whale rib o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  <table:table-row>
          <table:table-cell office:value-type="string" office:value="Reinsdyrflya">
            <text:p>Reinsdyrflya</text:p>
          </table:table-cell>
          <table:table-cell office:value-type="string" office:value="radiocarbon">
            <text:p>radiocarbon</text:p>
          </table:table-cell>
          <table:table-cell office:value-type="string" office:value="T-3099">
            <text:p>T-3099</text:p>
          </table:table-cell>
          <table:table-cell office:value-type="float" office:value="79.77">
            <text:p>79.77</text:p>
          </table:table-cell>
          <table:table-cell office:value-type="float" office:value="14.54">
            <text:p>14.54</text:p>
          </table:table-cell>
          <table:table-cell office:value-type="float" office:value="11360.0">
            <text:p>11360.0</text:p>
          </table:table-cell>
          <table:table-cell office:value-type="float" office:value="120.0">
            <text:p>120.0</text:p>
          </table:table-cell>
          <table:table-cell office:value-type="string" office:value="Shell valves of Hiatella arctica">
            <text:p>Shell valves of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Osterholm1982,FormanEtal2004">
            <text:p>SalvigsenOsterholm1982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